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style:font-name="F" style:font-name-asian="Segoe UI" style:font-name-complex="Tahom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text-position="sub 58%" fo:language="pt" fo:country="BR" style:language-asian="zh" style:country-asian="CN" style:language-complex="hi" style:country-complex="IN"/>
    </style:style>
    <style:style style:name="T3" style:family="text">
      <style:text-properties fo:font-size="12pt" style:font-size-asian="12pt" style:font-size-complex="12pt" fo:font-weight="bold" fo:font-style="italic" fo:language="pt" fo:country="BR" style:language-asian="zh" style:country-asian="CN" style:language-complex="hi" style:country-complex="IN" style:font-weight-complex="bold" style:font-style-complex="italic"/>
    </style:style>
    <style:style style:name="T4" style:family="text">
      <style:text-properties fo:font-size="12pt" style:font-size-asian="12pt" style:font-size-complex="12pt" fo:font-style="italic" fo:language="pt" fo:country="BR" style:language-asian="zh" style:country-asian="CN" style:language-complex="hi" style:country-complex="IN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res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I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II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V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office:value-type="string" calcext:value-type="string" table:number-columns-spanned="6" table:number-rows-spanned="10">
            <text:p><text:span text:style-name="T1">Para comparar a produtividade (Y</text:span><text:span text:style-name="T2">ij</text:span><text:span text:style-name="T1">) de quatro variedades de milho, um agrônomo tomou</text:span></text:p>
            <text:p><text:span text:style-name="T1">vinte parcelas similares e distribuiu, em blocos ao acaso, cada uma das variedades em </text:span></text:p>
            <text:p><text:span text:style-name="T1">cinco parcelas experimentais. A produtividade foi medida em  (kg/100m²).</text:span><text:span text:style-name="T3"> </text:span></text:p>
            <text:p><text:span text:style-name="T3">Fonte: </text:span><text:span text:style-name="T4">VIEIRA, S.; HOFFMANN, R. (1999) 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II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V</text:p>
          </table:table-cell>
          <table:table-cell office:value-type="float" office:value="27" calcext:value-type="float">
            <text:p>27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I</text:p>
          </table:table-cell>
          <table:table-cell office:value-type="float" office:value="26" calcext:value-type="float">
            <text:p>26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V</text:p>
          </table:table-cell>
          <table:table-cell office:value-type="float" office:value="25" calcext:value-type="float">
            <text:p>25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I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II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V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1:37:31.591000000</meta:creation-date>
    <dc:date>2025-01-19T12:01:38.194000000</dc:date>
    <meta:editing-duration>PT18M48S</meta:editing-duration>
    <meta:editing-cycles>1</meta:editing-cycles>
    <meta:document-statistic meta:table-count="1" meta:cell-count="64" meta:object-count="0"/>
    <meta:generator>LibreOffice/7.5.5.2$Windows_X86_64 LibreOffice_project/ca8fe7424262805f223b9a2334bc7181abbcbf5e</meta:generator>
  </office:meta>
</office:document-meta>
</file>